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16f024" officeooo:paragraph-rsid="0016f024" style:font-size-asian="14pt" style:font-size-complex="16pt"/>
    </style:style>
    <style:style style:name="P2" style:family="paragraph" style:parent-style-name="Standard">
      <style:text-properties fo:font-size="16pt" officeooo:rsid="001959c0" officeooo:paragraph-rsid="001959c0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1959c0" officeooo:paragraph-rsid="001959c0" style:font-size-asian="14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19d54c" officeooo:paragraph-rsid="0019d54c" style:font-size-asian="14pt" style:font-size-complex="16pt"/>
    </style:style>
    <style:style style:name="T1" style:family="text">
      <style:text-properties officeooo:rsid="0019d54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9d54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UCT CONFIGURATOR</text:p>
      <text:p text:style-name="P1"/>
      <text:p text:style-name="P2">Cybrosys Blogi loe</text:p>
      <text:p text:style-name="P2">Camp2Camp – hea kood</text:p>
      <text:p text:style-name="P2">Bista Solutions</text:p>
      <text:p text:style-name="P2"/>
      <text:p text:style-name="P2"/>
      <text:p text:style-name="P3"><text:span text:style-name="T1">logger.info(“”, stack_</text:span><text:span text:style-name="T3">info=True)</text:span></text:p>
      <text:p text:style-name="P3"><text:span text:style-name="T3"/></text:p>
      <text:p text:style-name="P4"><text:span text:style-name="T2">api.constrains kirjutada data muutmine</text:span></text:p>
      <text:p text:style-name="P4">- hookida sisse create, write, deletei</text:p>
      <text:p text:style-name="P4"/>
      <text:p text:style-name="P4">hookid:</text:p>
      <text:p text:style-name="P4">cr.)postcommit.add</text:p>
      <text:p text:style-name="P4">vr ka</text:p>
      <text:p text:style-name="P4">precommit</text:p>
      <text:p text:style-name="P4">prerollback</text:p>
      <text:p text:style-name="P4">postrollbac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5:00:29.218594013</meta:creation-date>
    <dc:date>2023-07-06T18:02:32.438192304</dc:date>
    <meta:editing-duration>PT36M9S</meta:editing-duration>
    <meta:editing-cycles>1</meta:editing-cycles>
    <meta:document-statistic meta:table-count="0" meta:image-count="0" meta:object-count="0" meta:page-count="1" meta:paragraph-count="13" meta:word-count="29" meta:character-count="243" meta:non-whitespace-character-count="226"/>
    <meta:generator>LibreOffice/7.3.7.2$Linux_X86_64 LibreOffice_project/30$Build-2</meta:generator>
  </office:meta>
</office:document-meta>
</file>